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995_39</text:p>
          </table:table-cell>
          <table:table-cell office:value-type="float" office:value="0.795310532041393" calcext:value-type="float">
            <text:p>0.79531053204139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250_1064</text:p>
          </table:table-cell>
          <table:table-cell office:value-type="float" office:value="0.801674393085199" calcext:value-type="float">
            <text:p>0.80167439308519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250_1072</text:p>
          </table:table-cell>
          <table:table-cell office:value-type="float" office:value="0.766583264889292" calcext:value-type="float">
            <text:p>0.76658326488929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250_1081</text:p>
          </table:table-cell>
          <table:table-cell office:value-type="float" office:value="0.776296140525247" calcext:value-type="float">
            <text:p>0.77629614052524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250_1088</text:p>
          </table:table-cell>
          <table:table-cell office:value-type="float" office:value="0.810303229124246" calcext:value-type="float">
            <text:p>0.81030322912424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250_1107</text:p>
          </table:table-cell>
          <table:table-cell office:value-type="float" office:value="0.815888410540382" calcext:value-type="float">
            <text:p>0.81588841054038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250_1119</text:p>
          </table:table-cell>
          <table:table-cell office:value-type="float" office:value="0.77000339408505" calcext:value-type="float">
            <text:p>0.7700033940850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AVERAGE([.B1:.B7])" office:value-type="float" office:value="0.790865623470116" calcext:value-type="float">
            <text:p>0.790865623470116</text:p>
          </table:table-cell>
          <table:table-cell/>
        </table:table-row>
        <table:table-row table:style-name="ro1">
          <table:table-cell/>
          <table:table-cell table:formula="of:=STDEV([.B1:.B7])" office:value-type="float" office:value="0.019906793168715" calcext:value-type="float">
            <text:p>0.0199067931687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4:23:18.692892862</meta:creation-date>
    <dc:date>2026-03-19T14:33:45.082263318</dc:date>
    <meta:editing-duration>PT10M26S</meta:editing-duration>
    <meta:editing-cycles>1</meta:editing-cycles>
    <meta:document-statistic meta:table-count="1" meta:cell-count="23" meta:object-count="0"/>
    <meta:generator>LibreOffice/7.3.7.2$Linux_X86_64 LibreOffice_project/30$Build-2</meta:generator>
  </office:meta>
</office:document-meta>
</file>